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Thumbnails/thumbnail.png"/>
  <manifest:file-entry manifest:media-type="" manifest:full-path="Thumbnails/"/>
  <manifest:file-entry manifest:media-type="" manifest:full-path="Configurations2/floater/"/>
  <manifest:file-entry manifest:media-type="" manifest:full-path="Configurations2/images/"/>
  <manifest:file-entry manifest:media-type="" manifest:full-path="Configurations2/menubar/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8pt" fo:font-weight="normal" style:font-size-asian="8pt" style:font-size-complex="8pt"/>
    </style:style>
    <style:style style:name="ce2" style:family="table-cell" style:parent-style-name="Default">
      <style:text-properties fo:color="#000000" style:font-name="Arial" fo:font-size="8pt" style:font-size-asian="8pt" style:font-size-complex="8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>
      <style:text-properties fo:color="#000000" style:font-name="Arial" fo:font-size="8pt" style:font-size-asian="11pt" style:font-size-complex="11pt"/>
    </style:style>
    <style:style style:name="ce12" style:family="table-cell" style:parent-style-name="Default">
      <style:text-properties fo:color="#000000" style:font-name="Arial" fo:font-size="8pt" style:font-size-asian="11pt" style:font-size-complex="11pt"/>
    </style:style>
    <style:style style:name="ce13" style:family="table-cell" style:parent-style-name="Default">
      <style:text-properties fo:color="#000000" fo:font-size="8pt" style:font-size-asian="8pt" style:font-size-complex="8pt"/>
    </style:style>
    <style:style style:name="ce14" style:family="table-cell" style:parent-style-name="Default">
      <style:text-properties fo:color="#000000" fo:font-size="8pt"/>
    </style:style>
    <style:style style:name="ce15" style:family="table-cell" style:parent-style-name="Default">
      <style:text-properties style:font-name="Arial" fo:font-size="8pt" style:font-size-asian="11pt" style:font-size-complex="11pt"/>
    </style:style>
    <style:style style:name="ce16" style:family="table-cell" style:parent-style-name="Default">
      <style:text-properties fo:color="#000000" style:font-name="Arial" fo:font-size="8pt" style:text-underline-style="none" style:font-size-asian="11pt" style:font-size-complex="11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ext-properties fo:color="#000000" fo:font-size="8pt"/>
    </style:style>
    <style:style style:name="ce19" style:family="table-cell" style:parent-style-name="Default">
      <style:text-properties style:font-name="Arial" fo:font-size="8pt" style:font-size-asian="8pt" style:font-size-complex="8pt"/>
    </style:style>
    <style:style style:name="ce20" style:family="table-cell" style:parent-style-name="Default">
      <style:text-properties fo:color="#000000" style:font-name="Arial" fo:font-size="8pt" style:font-size-asian="8pt" style:font-size-complex="8pt"/>
    </style:style>
    <style:style style:name="ce21" style:family="table-cell" style:parent-style-name="Default"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ext-properties fo:color="#000000" fo:font-size="8pt" style:font-size-asian="8pt" style:font-size-complex="8pt"/>
    </style:style>
    <style:style style:name="ce23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ext-properties fo:color="#000000" style:font-name="Arial" fo:font-size="8pt" fo:font-weight="bold" style:font-size-asian="8pt" style:font-size-complex="8pt"/>
    </style:style>
    <style:style style:name="ce25" style:family="table-cell" style:parent-style-name="Default">
      <style:text-properties fo:font-weight="bold"/>
    </style:style>
    <style:style style:name="ce26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27" style:family="table-cell" style:parent-style-name="Default"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ext-properties style:font-name="Arial" fo:font-size="8pt" style:font-size-asian="11pt" style:font-size-complex="11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8pt" fo:font-weight="normal" style:font-size-asian="8pt" style:font-size-complex="8pt"/>
    </style:style>
    <style:style style:name="ce30" style:family="table-cell" style:parent-style-name="Default">
      <style:text-properties style:font-name="Arial" fo:font-size="10pt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25" office:value-type="string">
            <text:p>L2 BIO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table:style-name="ce4" office:value-type="string">
            <text:p>Reading comprehension: The Biological Effects of Fast Food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What happened recently with McDonald's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Environmental Defense exposed McDonald's guil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It was discovered that their meat was full of antibiotic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he fast-food giant changed its advertisement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McDonald's decided to cease using meat with antibiotics in i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Why does the author think that McDonald's is changing their policy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Because they are progressive and responsib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o make America a healthier natio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o reduce cost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To combat recent criticism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Which sentence is <text:span text:style-name="T1">FALSE</text:span>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Americans spend more money on cars than fast foo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Obesity has reached a record high in the USA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In 1980, 30% of American adults were obes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The government has spent $115 billion on healthcare for obese people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A drug addict triggered a bomb in McDonald'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Eating fast food cannot be described as an addiction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Fast food can change hormone level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Researchers have been testing fast food on themselv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Leptin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plays a minor role in weight gain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keeps a check on the body's stores of fa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is not produced in obese peop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is excessively responsive to hormon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The latest research suggests that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New York City has a particularly high level of obese people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levels of leptin can be disrupted even after a few fast food meal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72 hours is not enough to see any changes in weigh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ability to respond to leptin depends on how upset you ar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The hormonal and brain systems can be reconfigure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Sarah Leibowitz's results are inconclusiv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Galanin increases the amount of energy you expen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The brain rewards hot-wired circuit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string">
            <text:p>Giving animals lots of sugar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feverish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quite withdrawn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… gave them withdrawal symptoms when it was taken away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… made them shak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Research was carried out on drug addicts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Exposure to pleasure is not enough to modify genes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Rats at the University of Wisconsin were given fast food.</text:p>
          </table:table-cell>
          <table:table-cell table:style-name="ce26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Eating fast food can produce long-lasting changes to the brain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Is it possible to break the addiction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Yes, if we focus on our craving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No, people indulge too much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5" office:value-type="string">
            <text:p xmlns:text="urn:oasis:names:tc:opendocument:xmlns:text:1.0">No, the biological changes in the body are permanent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6" office:value-type="string">
            <text:p xmlns:text="urn:oasis:names:tc:opendocument:xmlns:text:1.0">Only if we change our die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12"/>
        </table:table-row>
        <table:table-row table:style-name="ro1">
          <table:table-cell/>
          <table:table-cell table:style-name="ce10" office:value-type="string">
            <text:p>Oral text: Newton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Newton was born...</text:p>
          </table:table-cell>
          <table:table-cell table:style-name="ce15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same year as Galileo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on the day Galileo died.</text:p>
          </table:table-cell>
          <table:table-cell table:style-name="ce15"/>
          <table:table-cell table:style-name="ce1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on <text:s/>Dec 25<text:span text:style-name="T2">th</text:span> 1642, the year Galileo died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on Christmas day, like Galileo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string">
            <text:p>Newton..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saw that all bodies in the universe exert a pool, or a little tag, on each other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a solitary schoolboy and physicia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the chief figure of the 18<text:span text:style-name="T2">th</text:span> century revolutio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shed light on the functioning of the universe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The <text:span text:style-name="T3">Principia</text:span> ... 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as considered a minor work by Einstei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laid down the mathematical principles of philosoph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consists of 3 books that have changed the faith of scienc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includes Newton's theories of gravitation and his 3 laws of motion.</text:p>
          </table:table-cell>
          <table:table-cell table:style-name="Default" table:number-columns-repeated="3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Most of Newton's work was begun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when his university was closed due to an outbreak of plagu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when he was still <text:s/>a young bo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after he graduated from colleg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while he was away from college because he was ill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table:style-name="ce15" office:value-type="string">
            <text:p><text:span text:style-name="T3"><text:s/></text:span><text:span text:style-name="T3">Annus mirabilis</text:span>  …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was Newton's most creative year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ranslates as <text:s/><text:span text:style-name="T3">miserable year</text:span> , because of the plague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5" office:value-type="string">
            <text:p xmlns:text="urn:oasis:names:tc:opendocument:xmlns:text:1.0">refers to a miracle that Newton accomplished <text:s/>in London in 1666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5" office:value-type="string">
            <text:p xmlns:text="urn:oasis:names:tc:opendocument:xmlns:text:1.0">was the year 666, the year of the Beast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Which of his contributions is <text:span text:style-name="T4">NOT</text:span> mentioned in the text ?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His work on alchem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Optics and his theory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His discoveries in calculus and geometr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His laws of motion and universal gravit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He realized a leaf is green because....</text:p>
          </table:table-cell>
          <table:table-cell table:style-name="ce15" table:number-columns-repeated="4"/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it reflects the blue and violet colours back to our eye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green colour is absorbed by the su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the chlorophyll absorbs the light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6" office:value-type="string">
            <text:p xmlns:text="urn:oasis:names:tc:opendocument:xmlns:text:1.0">it absorbs the violet, red and blue rays of white light.</text:p>
          </table:table-cell>
          <table:table-cell table:style-name="ce15" table:number-columns-repeated="2"/>
          <table:table-cell table:style-name="ce28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Ever since the time of Aristotle, most scientists believed that light was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basically a <text:s/>simple tip of thing 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2" office:value-type="string">
            <text:p xmlns:text="urn:oasis:names:tc:opendocument:xmlns:text:1.0">all whit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chromatic herbor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1" office:value-type="string">
            <text:p xmlns:text="urn:oasis:names:tc:opendocument:xmlns:text:1.0">a rainbow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style-name="ce17" office:value-type="string">
            <text:p>Newton showed that …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light is our brain's interpretation of some signal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light can pass through a prism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8" office:value-type="string">
            <text:p xmlns:text="urn:oasis:names:tc:opendocument:xmlns:text:1.0">a prism decomposes light into many colour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the visible spectrum is made up of different wavelength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What is <text:span text:style-name="T1">WRONG </text:span>? <text:s text:c="3"/>Newton..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8" office:value-type="string">
            <text:p xmlns:text="urn:oasis:names:tc:opendocument:xmlns:text:1.0">saw that science and religion were incompatible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set the stage for future analysis in various fields of mathematic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4" office:value-type="string">
            <text:p xmlns:text="urn:oasis:names:tc:opendocument:xmlns:text:1.0">created the science of mechanics and explained the motion of planet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7" office:value-type="string">
            <text:p xmlns:text="urn:oasis:names:tc:opendocument:xmlns:text:1.0">understood that scientific reasoning was the way to approach problem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Grammar and vocabulary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9" office:value-type="string">
            <text:p>Newton was an English .... into a poor farming family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quer and mathematiquer who is born..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4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physicist and mathematician who was born 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cian and mathematician that is born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hysician and mathematicist that was borne..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4"/>
          <table:table-cell table:number-columns-repeated="2"/>
        </table:table-row>
        <table:table-row table:style-name="ro1">
          <table:table-cell table:style-name="ce2"/>
          <table:table-cell table:style-name="ce19" table:number-columns-repeated="5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19" office:value-type="string">
            <text:p>Newton ....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ealized developments in mathematics, physics and chemy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made breakthroughs in mathematics, physics and chemistry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did advances in maths, physics and chim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ade discoveries in mathematic, physic and chemistr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style-name="ce19" office:value-type="string">
            <text:p>By the time Darwin ...he possessed ...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was 22 / a large knowledge of a wide variety of scientifical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had 22 years / many knowledges on a large variety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was 22 / a general knowledge of a wide range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was 22 years old / knowledge on a large range of scientifical domains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1">
          <table:table-cell table:style-name="ce2"/>
          <table:table-cell table:style-name="ce19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style-name="ce19" office:value-type="string">
            <text:p>Darwin ....on evolution and natural selection.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made many researches</text:p>
          </table:table-cell>
          <table:table-cell table:style-name="ce19" table:number-columns-repeated="4"/>
          <table:table-cell table:style-name="Default"/>
          <table:table-cell table:style-name="ce20"/>
          <table:table-cell table:number-columns-repeated="2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ade research 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carried out some research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did some research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table:style-name="ce2"/>
          <table:table-cell table:number-columns-repeated="4"/>
          <table:table-cell table:style-name="ce23" table:number-columns-repeated="2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style-name="ce19" office:value-type="string">
            <text:p>.... theory of <text:s/>relativity.</text:p>
          </table:table-cell>
          <table:table-cell table:style-name="ce19" table:number-columns-repeated="3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ost of people know about the Einstein's </text:p>
          </table:table-cell>
          <table:table-cell table:style-name="ce19" table:number-columns-repeated="3"/>
          <table:table-cell table:number-columns-repeated="2"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Most people have heard of Einstein's 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he most of the people know about Einstein's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Most of the persons have heard about the Einstein's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style-name="ce19" office:value-type="string">
            <text:p>Marie Curie was the first woman..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8"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to be awarded a Nobel prize.</text:p>
          </table:table-cell>
          <table:table-cell table:style-name="ce19" table:number-columns-repeated="2"/>
          <table:table-cell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be won a Nobel price.</text:p>
          </table:table-cell>
          <table:table-cell table:style-name="ce19" table:number-columns-repeated="2"/>
          <table:table-cell/>
          <table:table-cell table:style-name="Default" table:number-columns-repeated="2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award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o be giving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ur ... has gone up thanks to a better ...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expectation / dealing with disease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span / cure of illness.</text:p>
          </table:table-cell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life expectancy / treatment of disease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life hope / treating of sicknes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style-name="ce8" office:value-type="string">
            <text:p>You must have a … avoiding …</text:p>
          </table:table-cell>
          <table:table-cell table:style-name="ce8" table:number-columns-repeated="2"/>
          <table:table-cell table:style-name="Default" table:number-columns-repeated="2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wealthy food / sweets and grease.</text:p>
          </table:table-cell>
          <table:table-cell table:style-name="ce8" table:number-columns-repeated="2"/>
          <table:table-cell table:style-name="Default" table:number-columns-repeated="3"/>
          <table:table-cell table:style-name="ce20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healthy regime / fiber and antioxydants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sane regime / sugars and fats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healthy diet / sugar and fat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string">
            <text:p>… are substances added to food to...</text:p>
          </table:table-cell>
          <table:table-cell table:style-name="ce19" table:number-columns-repeated="2"/>
          <table:table-cell table:number-columns-repeated="3"/>
          <table:table-cell table:style-name="Default" table:number-columns-repeated="2"/>
          <table:table-cell/>
          <table:table-cell table:style-name="ce2"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Additives / make it healthier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1" office:value-type="string">
            <text:p xmlns:text="urn:oasis:names:tc:opendocument:xmlns:text:1.0">Food additives / preserve flavour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Colourants / give them a nice taste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Preservatives / keep them from reproducing.</text:p>
          </table:table-cell>
          <table:table-cell table:style-name="ce19" table:number-columns-repeated="2"/>
          <table:table-cell/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string">
            <text:p>The ..... might lead to ...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depletion of sea water / fighting over scarce resources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3" office:value-type="string">
            <text:p xmlns:text="urn:oasis:names:tc:opendocument:xmlns:text:1.0">shortage of clean water / war, disease and famine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2" office:value-type="string">
            <text:p xmlns:text="urn:oasis:names:tc:opendocument:xmlns:text:1.0">lake of fresh water / drought, malnutrition and death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8" office:value-type="string">
            <text:p xmlns:text="urn:oasis:names:tc:opendocument:xmlns:text:1.0">lack of water supplies / dryness, undernourishment and illness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pan text:style-name="T3">GMO</text:span> stands for 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rown maize and other crop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genetically modified organism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enetic modifications of outlay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genes mixed with oth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hat is correct? GMOs.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arouse much ethical dilemma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ise many ethical debat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raise a lot of ethical issu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rise several ethical problem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 can't help …. that ….is dangerous.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thinking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o think / to clon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o think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hink / clonag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he food we eat contains essential..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condiments such as grains, seeds or nu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nutrients, such as carbohydrates, fats and protein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nutriments, like grease, feculents and flesh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nutritive value, like sugar, grease and feculen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 the last years there.... a growing trend toward …</text:p>
          </table:table-cell>
          <table:table-cell table:number-columns-repeated="1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is / durable agriculture.</text:p>
          </table:table-cell>
          <table:table-cell table:number-columns-repeated="1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was / the growth of genetically modifying foods.</text:p>
          </table:table-cell>
          <table:table-cell table:number-columns-repeated="1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has been / sustainable agricultural practices.</text:p>
          </table:table-cell>
          <table:table-cell table:number-columns-repeated="1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have been / growing more healthy crops.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style-name="ce19" office:value-type="string">
            <text:p>Lots of .... if the virus was responsible...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experiments have been done to find out / for the disease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experiences were made to see / for the ill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experiences were carried out to work out / for the sick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tests have been done to see / of the disorder.</text:p>
          </table:table-cell>
          <table:table-cell table:style-name="ce19" table:number-columns-repeated="3"/>
          <table:table-cell/>
          <table:table-cell table:style-name="ce29"/>
          <table:table-cell table:style-name="ce8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5"/>
          <table:table-cell table:style-name="ce8" table:number-columns-repeated="4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hich is correct?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es and geneticians perform researches on stem cells.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Biologists and geneticists do research on stem cells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s and geneticians make research on stem cells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Biologists and geneticians carry out researches on strain cells..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23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style-name="ce19" office:value-type="string">
            <text:p>I am interested ... science but I am not very good … it. It depends … 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of / at / in the issue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by / in / of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in / at / on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 / in / of the topic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style-name="ce19" office:value-type="string">
            <text:p>The world population might ... 2050.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crease by 300 billions before</text:p>
          </table:table-cell>
          <table:table-cell table:style-name="ce19" table:number-columns-repeated="2"/>
          <table:table-cell table:style-name="Default"/>
          <table:table-cell/>
          <table:table-cell table:style-name="ce30" table:number-columns-repeated="6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increase of 300 billion within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ce30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table:style-name="ce19" office:value-type="string">
            <text:p xmlns:text="urn:oasis:names:tc:opendocument:xmlns:text:1.0">rise of 300 billion in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table:style-name="ce20" office:value-type="string">
            <text:p xmlns:text="urn:oasis:names:tc:opendocument:xmlns:text:1.0">go up by 300 billion by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hat is correct?</text:p>
          </table:table-cell>
          <table:table-cell table:number-columns-repeated="4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s kilometres squares were destroyed up to now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s square kilometres have been destroyed till now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 <text:s/>kilometers square were destroyed so far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xmlns:table="urn:oasis:names:tc:opendocument:xmlns:table:1.0" xmlns:office="urn:oasis:names:tc:opendocument:xmlns:office:1.0" office:value-type="string">
            <text:p xmlns:text="urn:oasis:names:tc:opendocument:xmlns:text:1.0">Two thousand square kilometers have been destroyed so far.</text:p>
          </table:table-cell>
          <table:table-cell table:number-columns-repeated="3"/>
          <table:table-cell table:style-name="Default"/>
          <table:table-cell table:style-name="ce20"/>
          <table:table-cell table:number-columns-repeated="7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ESSAY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24" office:value-type="string">
            <text:p>Write 200 words on one of the following subjects:</text:p>
          </table:table-cell>
          <table:table-cell table:number-columns-repeated="1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We all believe in magic – be it luck, destiny, astrology or life after death. Discuss.</text:p>
          </table:table-cell>
          <table:table-cell table:number-columns-repeated="12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How can we keep healthy?</text:p>
          </table:table-cell>
          <table:table-cell table:number-columns-repeated="12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Which of the 4 scientists-Newton, Darwin, M.Curie or Einstein-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8" office:value-type="string">
            <text:p>do you find the greatest, and why?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 table:number-rows-repeated="9">
          <table:table-cell table:style-name="ce2"/>
          <table:table-cell table:number-columns-repeated="13"/>
        </table:table-row>
        <table:table-row table:style-name="ro1" table:number-rows-repeated="5">
          <table:table-cell table:style-name="ce2"/>
          <table:table-cell table:style-name="Default" table:number-columns-repeated="3"/>
          <table:table-cell table:number-columns-repeated="10"/>
        </table:table-row>
        <table:table-row table:style-name="ro1" table:number-rows-repeated="13">
          <table:table-cell table:style-name="ce2"/>
          <table:table-cell table:number-columns-repeated="13"/>
        </table:table-row>
        <table:table-row table:style-name="ro1" table:number-rows-repeated="1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2">
          <table:table-cell table:style-name="ce2"/>
          <table:table-cell table:style-name="Default" table:number-columns-repeated="4"/>
          <table:table-cell table:number-columns-repeated="9"/>
        </table:table-row>
        <table:table-row table:style-name="ro1" table:number-rows-repeated="4"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Default"/>
          <table:table-cell table:number-columns-repeated="1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number:min-integer-digits="1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  <number:text> €</number:text>
    </number:number-style>
    <number:number-style style:name="N151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0" number:min-integer-digits="1" number:grouping="true"/>
      <number:text>   </number:text>
    </number:number-style>
    <number:number-style style:name="N153">
      <number:text>-</number:text>
      <number:number number:decimal-places="0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  </number:text>
    </number:number-style>
    <number:number-style style:name="N156">
      <number:text>-</number:text>
      <number:number number:decimal-places="2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57P0"/>
    </number:number-style>
    <number:number-style style:name="N159P0" style:volatile="true">
      <number:text>Vrai</number:text>
    </number:number-style>
    <number:number-style style:name="N159P1" style:volatile="true">
      <number:text>Vrai</number:text>
    </number:number-style>
    <number:number-style style:name="N159">
      <number:text>Faux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Actif</number:text>
    </number:number-style>
    <number:number-style style:name="N161P1" style:volatile="true">
      <number:text>Actif</number:text>
    </number:number-style>
    <number:number-style style:name="N161">
      <number:text>Inactif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number:min-integer-digits="1" number:grouping="true"/>
    </number:number-style>
    <number:number-style style:name="N162"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</number:number-style>
    <number:number-style style:name="N163">
      <style:text-properties fo:color="#ff0000"/>
      <number:text>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0" number:min-integer-digits="1" number:grouping="true"/>
      <number:text> DM</number:text>
    </number:number-style>
    <number:number-style style:name="N167">
      <number:text>-</number:text>
      <number:number number:decimal-places="0" number:min-integer-digits="1" number:grouping="true"/>
      <number:text> DM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DM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DM</number:text>
    </number:number-style>
    <number:number-style style:name="N170">
      <number:text>-</number:text>
      <number:number number:decimal-places="2" number:min-integer-digits="1" number:grouping="true"/>
      <number:text> DM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DM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DM </number:text>
    </number:number-style>
    <number:number-style style:name="N175P1" style:volatile="true">
      <number:text>-</number:text>
      <number:number number:decimal-places="0" number:min-integer-digits="1" number:grouping="true"/>
      <number:text> DM </number:text>
    </number:number-style>
    <number:number-style style:name="N175P2" style:volatile="true">
      <number:text> -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number:min-integer-digits="1" number:grouping="true"/>
      <number:text>       </number:text>
    </number:number-style>
    <number:number-style style:name="N179P2" style:volatile="true">
      <number:text> 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DM </number:text>
    </number:number-style>
    <number:number-style style:name="N183P1" style:volatile="true">
      <number:text>-</number:text>
      <number:number number:decimal-places="2" number:min-integer-digits="1" number:grouping="true"/>
      <number:text> DM </number:text>
    </number:number-style>
    <number:number-style style:name="N183P2" style:volatile="true">
      <number:text> -</number:text>
      <number:number number:decimal-places="0" number:min-integer-digits="0"/>
      <number:text> DM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F</number:text>
    </number:number-style>
    <number:number-style style:name="N188">
      <style:text-properties fo:color="#000000"/>
      <number:text>-</number:text>
      <number:number number:decimal-places="0" number:min-integer-digits="1" number:grouping="true"/>
      <number:text> F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F</number:text>
    </number:number-style>
    <number:number-style style:name="N189">
      <style:text-properties fo:color="#000000"/>
      <number:text>-</number:text>
      <number:number number:decimal-places="2" number:min-integer-digits="1" number:grouping="true"/>
      <number:text> F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DM</number:text>
    </number:number-style>
    <number:number-style style:name="N19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DM</number:text>
    </number:number-style>
    <number:number-style style:name="N191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91P0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currency-style style:name="N193">
      <number:text>-</number:text>
      <number:currency-symbol>$</number:currency-symbol>
      <number:number number:decimal-places="2" number:min-integer-digits="1" number:grouping="true"/>
      <style:map style:condition="value()&gt;=0" style:apply-style-name="N193P0"/>
    </number:currency-style>
    <number:number-style style:name="N195P0" style:volatile="true">
      <number:text>$</number:text>
      <number:number number:decimal-places="0" number:min-integer-digits="1" number:grouping="true" number:display-factor="1000"/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$</number:text>
      <number:number number:decimal-places="2" number:min-integer-digits="1" number:grouping="true" number:display-factor="1000"/>
    </number:number-style>
    <number:number-style style:name="N197">
      <number:text>($</number:text>
      <number:number number:decimal-places="2" number:min-integer-digits="1" number:grouping="true"/>
      <number:text>)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 number:display-factor="1000"/>
    </number:number-style>
    <number:number-style style:name="N201P1" style:volatile="true">
      <number:text> (</number:text>
      <number:number number:decimal-places="0" number:min-integer-digits="1" number:grouping="true"/>
      <number:text>)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0" number:min-integer-digits="1" number:grouping="true" number:display-factor="1000"/>
    </number:number-style>
    <number:number-style style:name="N205P1" style:volatile="true">
      <number:text> $(</number:text>
      <number:number number:decimal-places="0" number:min-integer-digits="1" number:grouping="true"/>
      <number:text>)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 number:display-factor="1000"/>
    </number:number-style>
    <number:number-style style:name="N209P1" style:volatile="true">
      <number:text> (</number:text>
      <number:number number:decimal-places="2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 number:display-factor="1000"/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$</number:text>
      <number:number number:decimal-places="2" number:min-integer-digits="1" number:grouping="true" number:display-factor="1000"/>
    </number:number-style>
    <number:number-style style:name="N213P1" style:volatile="true">
      <number:text> $(</number:text>
      <number:number number:decimal-places="2" number:min-integer-digits="1" number:grouping="true"/>
      <number:text>)</number:text>
    </number:number-style>
    <number:number-style style:name="N213P2" style:volatile="true">
      <number:text> $-</number:text>
      <number:number number:decimal-places="0" number:min-integer-digits="0" number:display-factor="1000"/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True</number:text>
    </number:number-style>
    <number:number-style style:name="N217P1" style:volatile="true">
      <number:text>True</number:text>
    </number:number-style>
    <number:number-style style:name="N217">
      <number:text>False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On</number:text>
    </number:number-style>
    <number:number-style style:name="N219P1" style:volatile="true">
      <number:text>On</number:text>
    </number:number-style>
    <number:number-style style:name="N219">
      <number:text>Off</number:text>
      <style:map style:condition="value()&gt;0" style:apply-style-name="N219P0"/>
      <style:map style:condition="value()&lt;0" style:apply-style-name="N219P1"/>
    </number:number-style>
    <number:currency-style style:name="N221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1"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1P0"/>
    </number:currency-style>
    <number:number-style style:name="N222P0" style:volatile="true">
      <number:text>$</number:text>
      <number:number number:decimal-places="0" number:min-integer-digits="1" number:grouping="true" number:display-factor="1000"/>
    </number:number-style>
    <number:number-style style:name="N2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number:min-integer-digits="1" number:grouping="true" number:display-factor="1000"/>
    </number:number-style>
    <number:number-style style:name="N2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3P0"/>
    </number:number-style>
    <number:currency-style style:name="N224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4P0"/>
    </number:currency-style>
    <number:number-style style:name="N225P0" style:volatile="true">
      <number:number number:decimal-places="0" number:min-integer-digits="1" number:grouping="true"/>
      <number:text> F</number:text>
    </number:number-style>
    <number:number-style style:name="N225">
      <style:text-properties fo:color="#ffffff"/>
      <number:text>-</number:text>
      <number:number number: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F</number:text>
    </number:number-style>
    <number:number-style style:name="N226">
      <style:text-properties fo:color="#ffffff"/>
      <number:text>-</number:text>
      <number:number number:decimal-places="2" number:min-integer-digits="1" number:grouping="true"/>
      <number:text> F</number:text>
      <style:map style:condition="value()&gt;=0" style:apply-style-name="N226P0"/>
    </number:number-style>
    <number:number-style style:name="N227P0" style:volatile="true">
      <number:number number:decimal-places="0" number:min-integer-digits="1" number:grouping="true"/>
      <number:text> DM</number:text>
    </number:number-style>
    <number:number-style style:name="N227">
      <style:text-properties fo:color="#ffffff"/>
      <number:text>-</number:text>
      <number:number number:decimal-places="0" number:min-integer-digits="1" number:grouping="true"/>
      <number:text> DM</number:text>
      <style:map style:condition="value()&gt;=0" style:apply-style-name="N227P0"/>
    </number:number-style>
    <number:number-style style:name="N228P0" style:volatile="true">
      <number:number number:decimal-places="2" number:min-integer-digits="1" number:grouping="true"/>
      <number:text> DM</number:text>
    </number:number-style>
    <number:number-style style:name="N228">
      <style:text-properties fo:color="#ffffff"/>
      <number:text>-</number:text>
      <number:number number:decimal-places="2" number:min-integer-digits="1" number:grouping="true"/>
      <number:text> DM</number:text>
      <style:map style:condition="value()&gt;=0" style:apply-style-name="N228P0"/>
    </number:number-style>
    <number:number-style style:name="N229P0" style:volatile="true">
      <number:number number:decimal-places="0" number:min-integer-digits="1" number:grouping="true"/>
      <number:text> €</number:text>
    </number:number-style>
    <number:number-style style:name="N229">
      <style:text-properties fo:color="#ffffff"/>
      <number:text>-</number:text>
      <number:number number:decimal-places="0" number:min-integer-digits="1" number:grouping="true"/>
      <number:text> €</number:text>
      <style:map style:condition="value()&gt;=0" style:apply-style-name="N229P0"/>
    </number:number-style>
    <number:number-style style:name="N230P0" style:volatile="true">
      <number:number number:decimal-places="2" number:min-integer-digits="1" number:grouping="true"/>
      <number:text> €</number:text>
    </number:number-style>
    <number:number-style style:name="N230">
      <style:text-properties fo:color="#ffffff"/>
      <number:text>-</number:text>
      <number:number number:decimal-places="2" number:min-integer-digits="1" number:grouping="true"/>
      <number:text> €</number:text>
      <style:map style:condition="value()&gt;=0" style:apply-style-name="N230P0"/>
    </number:number-style>
    <number:number-style style:name="N232P0" style:volatile="true">
      <number:number number:decimal-places="0" number:min-integer-digits="1" number:grouping="true"/>
      <number:text>€</number:text>
    </number:number-style>
    <number:number-style style:name="N232">
      <number:text>-</number:text>
      <number:number number:decimal-places="0" number:min-integer-digits="1" number:grouping="true"/>
      <number:text>€</number:text>
      <style:map style:condition="value()&gt;=0" style:apply-style-name="N232P0"/>
    </number:number-style>
    <number:number-style style:name="N233P0" style:volatile="true">
      <number:number number:decimal-places="0" number:min-integer-digits="1" number:grouping="true"/>
      <number:text>€</number:text>
    </number:number-style>
    <number:number-style style:name="N233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233P0"/>
    </number:number-style>
    <number:number-style style:name="N235P0" style:volatile="true">
      <number:number number:decimal-places="2" number:min-integer-digits="1" number:grouping="true"/>
      <number:text>€</number:text>
    </number:number-style>
    <number:number-style style:name="N235">
      <number:text>-</number:text>
      <number:number number:decimal-places="2" number:min-integer-digits="1" number:grouping="true"/>
      <number:text>€</number:text>
      <style:map style:condition="value()&gt;=0" style:apply-style-name="N235P0"/>
    </number:number-style>
    <number:number-style style:name="N236P0" style:volatile="true">
      <number:number number:decimal-places="2" number:min-integer-digits="1" number:grouping="true"/>
      <number:text>€</number:text>
    </number:number-style>
    <number:number-style style:name="N236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236P0"/>
    </number:number-style>
    <number:number-style style:name="N239P0" style:volatile="true">
      <number:number number:decimal-places="0" number:min-integer-digits="1" number:grouping="true"/>
      <number:text>   </number:text>
    </number:number-style>
    <number:number-style style:name="N239P1" style:volatile="true">
      <number:text>-</number:text>
      <number:number number:decimal-places="0" number:min-integer-digits="1" number:grouping="true"/>
      <number:text>   </number:text>
    </number:number-style>
    <number:number-style style:name="N239P2" style:volatile="true">
      <number:text> -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number:min-integer-digits="1" number:grouping="true"/>
      <number:text>€ </number:text>
    </number:number-style>
    <number:number-style style:name="N243P1" style:volatile="true">
      <number:text>-</number:text>
      <number:number number:decimal-places="0" number:min-integer-digits="1" number:grouping="true"/>
      <number:text>€ </number:text>
    </number:number-style>
    <number:number-style style:name="N243P2" style:volatile="true">
      <number:text> -€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2" number:min-integer-digits="1" number:grouping="true"/>
      <number:text>   </number:text>
    </number:number-style>
    <number:number-style style:name="N246P1" style:volatile="true">
      <number:text>-</number:text>
      <number:number number:decimal-places="2" number:min-integer-digits="1" number:grouping="true"/>
      <number:text>   </number:text>
    </number:number-style>
    <number:number-style style:name="N246P2" style:volatile="true">
      <number:text> -</number:text>
      <number:number number:decimal-places="0" number:min-integer-digits="0"/>
      <number:text>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number:min-integer-digits="1" number:grouping="true"/>
      <number:text>€ </number:text>
    </number:number-style>
    <number:number-style style:name="N250P2" style:volatile="true">
      <number:text> -</number:text>
      <number:number number: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0" number:min-integer-digits="1" number:grouping="true"/>
      <number:text>   </number:text>
    </number:number-style>
    <number:number-style style:name="N252P1" style:volatile="true">
      <number:text>-</number:text>
      <number:number number:decimal-places="0" number:min-integer-digits="1" number:grouping="true"/>
      <number:text>   </number:text>
    </number:number-style>
    <number:number-style style:name="N252P2" style:volatile="true">
      <number:text> -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number:min-integer-digits="1" number:grouping="true"/>
      <number:text>€ </number:text>
    </number:number-style>
    <number:number-style style:name="N254P2" style:volatile="true">
      <number:text> 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 </number:text>
      <number:number number:decimal-places="2" number:min-integer-digits="1" number:grouping="true"/>
      <number:text>   </number:text>
    </number:number-style>
    <number:number-style style:name="N256P1" style:volatile="true">
      <number:text>-</number:text>
      <number:number number:decimal-places="2" number:min-integer-digits="1" number:grouping="true"/>
      <number:text>   </number:text>
    </number:number-style>
    <number:number-style style:name="N256P2" style:volatile="true">
      <number:text> -</number:text>
      <number:number number:decimal-places="0" number:min-integer-digits="0"/>
      <number:text>  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text> </number:text>
      <number:number number:decimal-places="2" number:min-integer-digits="1" number:grouping="true"/>
      <number:text>€ </number:text>
    </number:number-style>
    <number:number-style style:name="N258P1" style:volatile="true">
      <number:text>-</number:text>
      <number:number number:decimal-places="2" number:min-integer-digits="1" number:grouping="true"/>
      <number:text>€ </number:text>
    </number:number-style>
    <number:number-style style:name="N258P2" style:volatile="true">
      <number:text> -</number:text>
      <number:number number:decimal-places="0" number:min-integer-digits="0"/>
      <number:text>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text> </number:text>
      <number:number number:decimal-places="0" number:min-integer-digits="1" number:grouping="true"/>
      <number:text>    </number:text>
    </number:number-style>
    <number:number-style style:name="N260P1" style:volatile="true">
      <number:text>-</number:text>
      <number:number number:decimal-places="0" number:min-integer-digits="1" number:grouping="true"/>
      <number:text>    </number:text>
    </number:number-style>
    <number:number-style style:name="N260P2" style:volatile="true">
      <number:text> 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 </number:text>
      <number:number number:decimal-places="0" number:min-integer-digits="1" number:grouping="true"/>
      <number:text> € </number:text>
    </number:number-style>
    <number:number-style style:name="N262P1" style:volatile="true">
      <number:text>-</number:text>
      <number:number number:decimal-places="0" number:min-integer-digits="1" number:grouping="true"/>
      <number:text> € </number:text>
    </number:number-style>
    <number:number-style style:name="N262P2" style:volatile="true">
      <number:text> - €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4P0" style:volatile="true">
      <number:text> </number:text>
      <number:number number:decimal-places="2" number:min-integer-digits="1" number:grouping="true"/>
      <number:text>    </number:text>
    </number:number-style>
    <number:number-style style:name="N264P1" style:volatile="true">
      <number:text>-</number:text>
      <number:number number:decimal-places="2" number:min-integer-digits="1" number:grouping="true"/>
      <number:text>    </number:text>
    </number:number-style>
    <number:number-style style:name="N264P2" style:volatile="true">
      <number:text> -</number:text>
      <number:number number:decimal-places="0" number:min-integer-digits="0"/>
      <number:text>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</number:text>
      <number:number number:decimal-places="2" number:min-integer-digits="1" number:grouping="true"/>
      <number:text> € </number:text>
    </number:number-style>
    <number:number-style style:name="N266P1" style:volatile="true">
      <number:text>-</number:text>
      <number:number number:decimal-places="2" number:min-integer-digits="1" number:grouping="true"/>
      <number:text> € </number:text>
    </number:number-style>
    <number:number-style style:name="N266P2" style:volatile="true">
      <number:text> -</number:text>
      <number:number number:decimal-places="0" number:min-integer-digits="0"/>
      <number:text> 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currency-style style:name="N26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6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68P0"/>
    </number:currency-style>
    <number:currency-style style:name="N27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27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272P2" style:volatile="true">
      <number:currency-symbol/>
      <number:text>- </number:text>
    </number:currency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5P0" style:volatile="true">
      <number:number number:decimal-places="0" number:min-integer-digits="1" number:grouping="true"/>
      <number:text> </number:text>
    </number:number-style>
    <number:number-style style:name="N275P1" style:volatile="true">
      <number:text>  (</number:text>
      <number:number number:decimal-places="0" number:min-integer-digits="1" number:grouping="true"/>
      <number:text>)</number:text>
    </number:number-style>
    <number:number-style style:name="N275P2" style:volatile="true">
      <number:text> -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currency-style style:name="N27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27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278P2" style:volatile="true">
      <number:currency-symbol/>
      <number:text>- </number:text>
    </number:currency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1P0" style:volatile="true">
      <number:number number:decimal-places="2" number:min-integer-digits="1" number:grouping="true"/>
      <number:text> </number:text>
    </number:number-style>
    <number:number-style style:name="N281P1" style:volatile="true">
      <number:text>  (</number:text>
      <number:number number:decimal-places="2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  </number:text>
    </number:number-style>
    <number:number-style style:name="N5125" number:language="fr" number:country="FR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0" number:min-integer-digits="1" number:grouping="true"/>
      <number:text>   </number:text>
    </number:number-style>
    <number:number-style style:name="N5126" number:language="fr" number:country="FR">
      <style:text-properties fo:color="#ffffff"/>
      <number:text>-</number:text>
      <number:number number:decimal-places="0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ffff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28/03/2014</text:date>, <text:time>14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anne Desbordes</meta:initial-creator>
    <meta:creation-date>2014-02-05T14:45:37.84</meta:creation-date>
    <dc:date>2014-03-28T14:25:51.42</dc:date>
    <dc:creator>Marianne Desbordes</dc:creator>
    <meta:editing-duration>PT01H13M29S</meta:editing-duration>
    <meta:editing-cycles>42</meta:editing-cycles>
    <meta:generator>jOpenDocument/1.3</meta:generator>
    <meta:printed-by>Marianne Desbordes</meta:printed-by>
    <meta:print-date>2014-03-27T15:41:44.39</meta:print-date>
  </office:meta>
</office:document-meta>
</file>